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bb6" officeooo:paragraph-rsid="001d7bb6"/>
    </style:style>
    <style:style style:name="P2" style:family="paragraph" style:parent-style-name="Standard">
      <style:text-properties officeooo:rsid="001e9057" officeooo:paragraph-rsid="001e9057"/>
    </style:style>
    <style:style style:name="P3" style:family="paragraph" style:parent-style-name="Standard">
      <style:text-properties officeooo:rsid="0020d047" officeooo:paragraph-rsid="0020d047"/>
    </style:style>
    <style:style style:name="T1" style:family="text">
      <style:text-properties officeooo:rsid="001e9057"/>
    </style:style>
    <style:style style:name="T2" style:family="text">
      <style:text-properties officeooo:rsid="001eaa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Java Interview Questions</text:p>
      <text:p text:style-name="P1"/>
      <text:p text:style-name="P1">Q) Is Java platform independent?</text:p>
      <text:p text:style-name="P1"/>
      <text:p text:style-name="P1">- Yes, Java is a platform independent. We can write Java code on one platform and run it on another platform. For instance, we can write and compile the code on windows and can run the bytecode on Linux or any other supported platform. This is one of the main features of Java.</text:p>
      <text:p text:style-name="P1"/>
      <text:p text:style-name="P1">Q) What all memory areas are allocated by JVM?</text:p>
      <text:p text:style-name="P1"/>
      <text:p text:style-name="P1">- Classloader, Class area, Heap, Stack, Program Counter Register and Native Method Stack.</text:p>
      <text:p text:style-name="P1"/>
      <text:p text:style-name="P1">Q) Java VS C++?</text:p>
      <text:p text:style-name="P1"/>
      <text:p text:style-name="P1">- Platform dependency: Java is platform independent while C++ is platform dependent.</text:p>
      <text:p text:style-name="P1">- Goto support: Java doesn’t support goto statement while C++ does.</text:p>
      <text:p text:style-name="P1">- Multiple inheritance: Java doesn’t while C++ supports.</text:p>
      <text:p text:style-name="P1"/>
      <text:p text:style-name="P1">Q) Explain public static void main(String args[]).</text:p>
      <text:p text:style-name="P1"/>
      <text:p text:style-name="P1">- static: static keyword tells that this method can be accessed without creating the instance of the class.</text:p>
      <text:p text:style-name="P1">- void: this main method returns no value.</text:p>
      <text:p text:style-name="P1">- main: It is the name of the method.</text:p>
      <text:p text:style-name="P1">- String args[]: The args is an array of String type. This contains the commend line arguments that we can pass while running the program.</text:p>
      <text:p text:style-name="P1"/>
      <text:p text:style-name="P1">Q) What is Javac?</text:p>
      <text:p text:style-name="P1"/>
      <text:p text:style-name="P1">- The Javac is a compiler that compiles the source code of your program and generates bytecode. In simple words Javac produces the Java byte code from the source code written *.java file. JVM executes the bytecode to run the program.</text:p>
      <text:p text:style-name="P1"/>
      <text:p text:style-name="P1">Q) What is class?</text:p>
      <text:p text:style-name="P1"/>
      <text:p text:style-name="P1">- <text:span text:style-name="T1">A class is a blueprint or template or prototype to be used to create the object of that class. A class has set of properties and methods. A class doesn’t consume any space.</text:span></text:p>
      <text:p text:style-name="P1"/>
      <text:p text:style-name="P2">Q) What is a classPath in Java?</text:p>
      <text:p text:style-name="P2"/>
      <text:p text:style-name="P2">- ClassPath specifies the location of bytecode(.class files).</text:p>
      <text:p text:style-name="P2"/>
      <text:p text:style-name="P2">Q) Dynamic Initialization?</text:p>
      <text:p text:style-name="P2"/>
      <text:p text:style-name="P2">- Dynamic Initialization is process that initialization value of a variable isn’t known at compile time. It’s to initialize the variable at runtime.</text:p>
      <text:p text:style-name="P2"/>
      <text:p text:style-name="P2">Q) <text:span text:style-name="T2">What is an Array?</text:span></text:p>
      <text:p text:style-name="P2"/>
      <text:p text:style-name="P2">- <text:span text:style-name="T2">An array is a collection of fixed number of items. Array is a data structure that means we can store multiple values of same type in an array but it can’t contain multiple values of different types. For instance, an array of int type can only hold integer values.</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9:59:07.919417640</meta:creation-date>
    <dc:date>2018-10-04T03:50:38.013706598</dc:date>
    <meta:editing-duration>PT7H6M58S</meta:editing-duration>
    <meta:editing-cycles>2</meta:editing-cycles>
    <meta:generator>LibreOffice/6.0.6.2$Linux_X86_64 LibreOffice_project/00m0$Build-2</meta:generator>
    <meta:document-statistic meta:table-count="0" meta:image-count="0" meta:object-count="0" meta:page-count="2" meta:paragraph-count="24" meta:word-count="365" meta:character-count="2062" meta:non-whitespace-character-count="1721"/>
  </office:meta>
</office:document-meta>
</file>